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55269" draw:textarea-horizontal-align="justify" draw:textarea-vertical-align="middle" draw:auto-grow-height="false" fo:min-height="2.5cm" fo:min-width="18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a6" draw:textarea-horizontal-align="left" draw:textarea-vertical-align="middle" draw:auto-grow-height="false" fo:min-height="6.35cm" fo:min-width="3.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a6a6" draw:textarea-horizontal-align="left" draw:textarea-vertical-align="top" draw:auto-grow-height="false" fo:min-height="20.5cm" fo:min-width="10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d7" draw:textarea-horizontal-align="justify" draw:textarea-vertical-align="middle" draw:auto-grow-height="false" fo:min-height="1.25cm" fo:min-width="18.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55269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solid" draw:fill-color="#ffffa6"/>
      <style:paragraph-properties fo:text-align="start" style:writing-mode="lr-tb"/>
    </style:style>
    <style:style style:name="P6" style:family="paragraph">
      <loext:graphic-properties draw:fill="solid" draw:fill-color="#ffa6a6"/>
      <style:paragraph-properties fo:text-align="start" style:writing-mode="lr-tb"/>
    </style:style>
    <style:style style:name="P7" style:family="paragraph">
      <loext:graphic-properties draw:fill="solid" draw:fill-color="#ffffd7"/>
      <style:paragraph-properties fo:text-align="center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solid" draw:fill-color="#355269"/>
      <style:paragraph-properties fo:text-align="center" style:writing-mode="lr-tb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solid" draw:fill-color="#ffa6a6"/>
      <style:paragraph-properties fo:text-align="start" style:writing-mode="lr-tb"/>
      <style:text-properties fo:font-size="18pt"/>
    </style:style>
    <style:style style:name="P12" style:family="paragraph">
      <loext:graphic-properties draw:fill="solid" draw:fill-color="#ffffd7"/>
      <style:paragraph-properties fo:text-align="center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2.75cm" svg:x="1cm" svg:y="1cm">
          <text:p text:style-name="P1">Page présentation de moi  Header avec Liens vers différents sites Boutons : Accueil (actuel) – Projets – Hoel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75cm" svg:height="6.6cm" svg:x="1cm" svg:y="12cm">
          <text:p text:style-name="P3">• Chapitre</text:p>
          <text:p text:style-name="P3"/>
          <text:p text:style-name="P4">• Chapitre</text:p>
          <text:p text:style-name="P4"/>
          <text:p text:style-name="P4">• Chapitre</text:p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2.75cm" svg:x="1cm" svg:y="26cm">
          <text:p text:style-name="P1">Footer avec logo ubs et ensibs ainsi que les « droits »</text:p>
          <text:p text:style-name="P1">(Me contacter en plus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cm" svg:height="20.75cm" svg:x="4.75cm" svg:y="5.25cm">
          <text:p text:style-name="P3">Contenu Divisé en chapitres et parties :</text:p>
          <text:p text:style-name="P3"/>
          <text:p text:style-name="P3">Chapitre I :</text:p>
          <text:p text:style-name="P3"/>
          <text:p text:style-name="P3">Objectif</text:p>
          <text:p text:style-name="P3"/>
          <text:p text:style-name="P4">Chapitre II :</text:p>
          <text:p text:style-name="P4"/>
          <text:p text:style-name="P4">Scolarité (parcours)</text:p>
          <text:p text:style-name="P4"/>
          <text:p text:style-name="P4">Chapitre III :</text:p>
          <text:p text:style-name="P4"/>
          <text:p text:style-name="P4">Compétences</text:p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1.5cm" svg:x="1cm" svg:y="3.75cm">
          <text:p text:style-name="P1">Nom du chapitre et explications (menu déroulant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19cm" svg:height="2.75cm" svg:x="1cm" svg:y="1cm">
          <text:p text:style-name="P1">Page présentation projets : Header avec Liens vers différents sites Projets (actuel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75cm" svg:height="6.6cm" svg:x="1cm" svg:y="12cm">
          <text:p text:style-name="P3">• Chapitre</text:p>
          <text:p text:style-name="P3"/>
          <text:p text:style-name="P4">• Chapitre</text:p>
          <text:p text:style-name="P4"/>
          <text:p text:style-name="P4">• Chapitre</text:p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2.75cm" svg:x="1cm" svg:y="26cm">
          <text:p text:style-name="P1">Footer avec logo ubs et ensibs ainsi que les « droits »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cm" svg:height="20.75cm" svg:x="4.75cm" svg:y="5.25cm">
          <text:p text:style-name="P3">Contenu Divisé en chapitres et parties :</text:p>
          <text:p text:style-name="P3"/>
          <text:p text:style-name="P3">Projet I :</text:p>
          <text:p text:style-name="P3"/>
          <text:p text:style-name="P3"/>
          <text:p text:style-name="P4">Projet II :</text:p>
          <text:p text:style-name="P4"/>
          <text:p text:style-name="P4"/>
          <text:p text:style-name="P4">Projet III :</text:p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1.5cm" svg:x="1cm" svg:y="3.75cm">
          <text:p text:style-name="P1">Nom du chapitre et explications (menu déroulant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2" draw:layer="layout" svg:width="19cm" svg:height="2.75cm" svg:x="1cm" svg:y="1cm">
          <text:p text:style-name="P1">Page présentation de moi  Header avec Liens vers différents sites Boutons : Accueil – Projets – Hoel (actuel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75cm" svg:height="6.6cm" svg:x="1cm" svg:y="12cm">
          <text:p text:style-name="P3">• Chapitre</text:p>
          <text:p text:style-name="P3"/>
          <text:p text:style-name="P4">• Chapitre</text:p>
          <text:p text:style-name="P4"/>
          <text:p text:style-name="P4">• Chapitre</text:p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2.75cm" svg:x="1cm" svg:y="26cm">
          <text:p text:style-name="P1">Footer avec logo ubs et ensibs ainsi que les « droits »</text:p>
          <text:p text:style-name="P1">(Me contacter en plus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cm" svg:height="20.75cm" svg:x="4.75cm" svg:y="5.25cm">
          <text:p text:style-name="P3">Contenu Divisé en chapitres et parties :</text:p>
          <text:p text:style-name="P3"/>
          <text:p text:style-name="P3">Chapitre I :</text:p>
          <text:p text:style-name="P3"/>
          <text:p text:style-name="P3">Description de moi</text:p>
          <text:p text:style-name="P3"/>
          <text:p text:style-name="P4">Chapitre II :</text:p>
          <text:p text:style-name="P4"/>
          <text:p text:style-name="P4">Scolarité (parcours)</text:p>
          <text:p text:style-name="P4"/>
          <text:p text:style-name="P4">Chapitre III :</text:p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1.5cm" svg:x="1cm" svg:y="3.75cm">
          <text:p text:style-name="P1">Nom du chapitre et explications (menu déroulant)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9" draw:layer="layout" svg:width="19cm" svg:height="2.75cm" svg:x="1cm" svg:y="1cm">
          <text:p text:style-name="P8">Page présentation de moi  Header avec Liens vers différents sites Boutons : Accueil – Projets – Hoel – ENSIBS (actuel)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9cm" svg:height="2.75cm" svg:x="1cm" svg:y="26cm">
          <text:p text:style-name="P8">Footer avec logo ubs et ensibs ainsi que les « droits »</text:p>
          <text:p text:style-name="P8">(Me contacter en plus)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1cm" svg:height="20.75cm" svg:x="4.75cm" svg:y="5.25cm">
          <text:p text:style-name="P10">ENSIBS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9cm" svg:height="1.5cm" svg:x="1cm" svg:y="3.75cm">
          <text:p text:style-name="P8">Nom du chapitre et explications (menu déroulan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8T11:52:02.138308700</meta:creation-date>
    <dc:date>2026-03-08T14:06:09.062174000</dc:date>
    <meta:editing-duration>PT1H14M49S</meta:editing-duration>
    <meta:editing-cycles>8</meta:editing-cycles>
    <meta:generator>LibreOffice/25.8.3.2$Windows_X86_64 LibreOffice_project/8ca8d55c161d602844f5428fa4b58097424e324e</meta:generator>
    <meta:document-statistic meta:object-count="19"/>
  </office:meta>
</office:document-meta>
</file>